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000000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000000" draw:marker-start-width="0.358cm" draw:marker-end="Arrowheads_20_3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000000" draw:marker-start-width="0.358cm" draw:marker-end="Arrowheads_20_4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106cm" svg:stroke-color="#000000" draw:marker-start-width="0.359cm" draw:marker-end="Arrowheads_20_5" draw:marker-end-width="0.459cm" svg:stroke-linecap="round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draw:stroke="dash" draw:stroke-dash="Double_20_Dash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905cm" svg:y1="15.875cm" svg:x2="1.905cm" svg:y2="2.54cm">
          <text:p/>
        </draw:line>
        <draw:line draw:style-name="gr2" draw:text-style-name="P1" draw:layer="layout" svg:x1="1.905cm" svg:y1="15.875cm" svg:x2="18.823cm" svg:y2="15.875cm">
          <text:p/>
        </draw:line>
        <draw:line draw:style-name="gr3" draw:text-style-name="P1" draw:layer="layout" svg:x1="1.905cm" svg:y1="15.875cm" svg:x2="21.272cm" svg:y2="2.54cm">
          <text:p/>
        </draw:line>
        <draw:line draw:style-name="gr4" draw:text-style-name="P1" draw:layer="layout" svg:x1="18.732cm" svg:y1="15.875cm" svg:x2="21.227cm" svg:y2="2.777cm">
          <text:p/>
        </draw:line>
        <draw:frame draw:style-name="gr5" draw:text-style-name="P2" draw:layer="layout" svg:width="2.741cm" svg:height="1.059cm" svg:x="2.021cm" svg:y="2.8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2.174cm" svg:height="1.059cm" svg:x="19.352cm" svg:y="16.0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2" draw:layer="layout" svg:width="3.942cm" svg:height="1.059cm" draw:transform="rotate (0.615926693028799) translate (9.496cm 9.179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2.825cm" svg:height="1.059cm" svg:x="10.192cm" svg:y="14.8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2" draw:layer="layout" svg:width="2.799cm" svg:height="1.059cm" draw:transform="rotate (1.36205494825637) translate (18.136cm 11.635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6" draw:text-style-name="P1" draw:layer="layout" svg:x1="18.732cm" svg:y1="15.875cm" svg:x2="21.272cm" svg:y2="15.875cm">
          <text:p/>
        </draw:line>
        <draw:line draw:style-name="gr7" draw:text-style-name="P1" draw:layer="layout" svg:x1="21.272cm" svg:y1="2.54cm" svg:x2="21.272cm" svg:y2="15.875cm">
          <text:p/>
        </draw:line>
        <draw:line draw:style-name="gr7" draw:text-style-name="P1" draw:layer="layout" svg:x1="1.905cm" svg:y1="2.54cm" svg:x2="21.272cm" svg:y2="2.54cm">
          <text:p/>
        </draw:line>
        <draw:circle draw:style-name="gr8" draw:text-style-name="P2" draw:layer="layout" svg:width="1.905cm" svg:height="1.905cm" svg:x="17.78cm" svg:y="14.922cm" draw:kind="arc" draw:start-angle="1.58" draw:end-angle="77.12">
          <text:p/>
        </draw:circle>
        <draw:frame draw:style-name="gr5" draw:text-style-name="P2" draw:layer="layout" svg:width="0.648cm" svg:height="0.661cm" svg:x="19.672cm" svg:y="14.57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5T05:56:47.879966035</meta:creation-date>
    <dc:date>2021-12-15T06:17:12.673937425</dc:date>
    <meta:editing-duration>PT10M10S</meta:editing-duration>
    <meta:editing-cycles>2</meta:editing-cycles>
    <meta:generator>LibreOffice/7.1.7.2$Linux_X86_64 LibreOffice_project/1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style mathsize="200%">
      <msub>
        <mi>U</mi>
        <mrow>
          <mi>L</mi>
          <mi>,</mi>
          <mtext>реакт.</mtext>
        </mrow>
      </msub>
    </mstyle>
    <annotation encoding="StarMath 5.0">size * 2 U_{ L, "реакт." } </annotation>
  </semantics>
</math>
</file>

<file path=Object 2/content.xml><?xml version="1.0" encoding="utf-8"?>
<math xmlns="http://www.w3.org/1998/Math/MathML" display="block">
  <semantics>
    <mstyle mathsize="200%">
      <msub>
        <mi>U</mi>
        <mrow>
          <mi>L</mi>
          <mi>,</mi>
          <mtext>акт</mtext>
        </mrow>
      </msub>
    </mstyle>
    <annotation encoding="StarMath 5.0">size * 2 U_{ L, "акт" }</annotation>
  </semantics>
</math>
</file>

<file path=Object 3/content.xml><?xml version="1.0" encoding="utf-8"?>
<math xmlns="http://www.w3.org/1998/Math/MathML" display="block">
  <semantics>
    <mstyle mathsize="200%">
      <mrow>
        <msub>
          <mi>U</mi>
          <mrow>
            <mi>L</mi>
            <mo stretchy="false">+</mo>
            <mi>R</mi>
          </mrow>
        </msub>
        <mo stretchy="false">=</mo>
        <mn>114</mn>
      </mrow>
    </mstyle>
    <annotation encoding="StarMath 5.0">size * 2 {U_{ L + R } = 114} </annotation>
  </semantics>
</math>
</file>

<file path=Object 4/content.xml><?xml version="1.0" encoding="utf-8"?>
<math xmlns="http://www.w3.org/1998/Math/MathML" display="block">
  <semantics>
    <mstyle mathsize="200%">
      <mrow>
        <msub>
          <mi>U</mi>
          <mi>R</mi>
        </msub>
        <mo stretchy="false">=</mo>
        <mn>82</mn>
      </mrow>
    </mstyle>
    <annotation encoding="StarMath 5.0">size * 2 {U_{ R } = 82}</annotation>
  </semantics>
</math>
</file>

<file path=Object 5/content.xml><?xml version="1.0" encoding="utf-8"?>
<math xmlns="http://www.w3.org/1998/Math/MathML" display="block">
  <semantics>
    <mstyle mathsize="200%">
      <mrow>
        <msub>
          <mi>U</mi>
          <mi>L</mi>
        </msub>
        <mo stretchy="false">=</mo>
        <mn>66</mn>
      </mrow>
    </mstyle>
    <annotation encoding="StarMath 5.0">size * 2 {U_{ L } = 66}</annotation>
  </semantics>
</math>
</file>

<file path=Object 6/content.xml><?xml version="1.0" encoding="utf-8"?>
<math xmlns="http://www.w3.org/1998/Math/MathML" display="block">
  <semantics>
    <mstyle mathsize="200%">
      <mi>θ</mi>
    </mstyle>
    <annotation encoding="StarMath 5.0">size * 2 %theta
</annotation>
  </semantics>
</math>
</file>